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Basic" manifest:media-type="application/binary"/>
  <manifest:file-entry manifest:full-path="Basic/Standard" manifest:media-type="application/binary"/>
  <manifest:file-entry manifest:full-path="Basic/Standard/py4lo.xml" manifest:media-type="text/xml"/>
  <manifest:file-entry manifest:full-path="Basic/Standard/script-lb.xml" manifest:media-type="text/xml"/>
  <manifest:file-entry manifest:full-path="Basic/script-lc.xml" manifest:media-type="text/xml"/>
  <manifest:file-entry manifest:full-path="Assets" manifest:media-type="application/binary"/>
  <manifest:file-entry manifest:full-path="Scripts" manifest:media-type="application/binary"/>
  <manifest:file-entry manifest:full-path="Scripts/python" manifest:media-type="application/binary"/>
  <manifest:file-entry manifest:full-path="Scripts/python/example_lib" manifest:media-type="application/binary"/>
  <manifest:file-entry manifest:full-path="Scripts/python/example_lib/__init__.py" manifest:media-type=""/>
  <manifest:file-entry manifest:full-path="Scripts/python/alib.py" manifest:media-type=""/>
  <manifest:file-entry manifest:full-path="Scripts/python/example.py" manifest:media-type=""/>
  <manifest:file-entry manifest:full-path="Scripts/python/py4lo_dialogs.py" manifest:media-type=""/>
  <manifest:file-entry manifest:full-path="Scripts/python/py4lo_io.py" manifest:media-type=""/>
  <manifest:file-entry manifest:full-path="Scripts/python/py4lo_commons.py" manifest:media-type=""/>
  <manifest:file-entry manifest:full-path="Scripts/python/py4lo_helper.py" manifest:media-type=""/>
  <manifest:file-entry manifest:full-path="Assets/LICENSE.txt"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P1" style:family="paragraph">
      <style:paragraph-properties fo:text-align="center"/>
    </style:style>
    <style:style style:name="T1" style:family="text">
      <style:text-properties style:font-name="DejaVu Sans Mono"/>
    </style:style>
  </office:automatic-styles>
  <office:body>
    <office:spreadsheet>
      <table:table table:name="Feuille1" table:style-name="ta1" table:print="fals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message_example?language=Python&amp;location=document" xlink:type="simple"/>
              </office:event-listeners>
            </form:button>
          </form:form>
        </office:forms>
        <table:shapes>
          <draw:control draw:z-index="0" draw:text-style-name="P1" svg:width="44.89mm" svg:height="9.04mm" svg:x="74.71mm" svg:y="19.15mm" draw:control="control1"/>
        </table:shapes>
        <table:table-column table:style-name="co1" table:default-cell-style-name="Default"/>
        <table:table-row table:style-name="ro1">
          <table:table-cell office:value-type="string" calcext:value-type="string">
            <text:p>In this py4lo example, Python scripts are packed with :	<text:span text:style-name="T1">python py4lo update</text:span> or <text:span text:style-name="T1">python py4lo run</text:span>.</text:p>
          </table:table-cell>
        </table:table-row>
        <table:table-row table:style-name="ro1">
          <table:table-cell office:value-type="string" calcext:value-type="string">
            <text:p>If you are in file <text:span text:style-name="T1">p4lo-example-updated.ods</text:span>, then the Python scripts are available in :<text:span text:style-name="T1"> Tools &gt; Macros &gt; Run Macro &gt; py4lo-example-updated.ods</text:span></text:p>
          </table:table-cell>
        </table:table-row>
        <table:table-row table:style-name="ro1">
          <table:table-cell office:value-type="string" calcext:value-type="string">
            <text:p>You can now easily attach those scripts to button events with <text:span text:style-name="T1">View &gt; Toolbars &gt; Form Controls</text:span>. See https://help.libreoffice.org/Common/Form_Control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21:15:54.00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4:26:02.124000000</meta:creation-date>
    <meta:generator>LibreOffice/5.0.5.2$Windows_x86 LibreOffice_project/55b006a02d247b5f7215fc6ea0fde844b30035b3</meta:generator>
    <dc:date>2016-12-27T21:16:35.374000000</dc:date>
    <meta:editing-duration>PT5M6S</meta:editing-duration>
    <meta:editing-cycles>3</meta:editing-cycles>
    <meta:document-statistic meta:table-count="1" meta:cell-count="3" meta:object-count="1"/>
  </office:meta>
</office:document-meta>
</file>

<file path=Assets/LICENSE.txt>                    GNU GENERAL PUBLIC LICENSE
                       Version 3, 29 June 2007

 Copyright (C) 2007 Free Software Foundation, Inc. <https://fsf.org/>
 Everyone is permitted to copy and distribute verbatim copies
 of this license document, but changing it is not allowed.

                            Preamble

  The GNU General Public License is a free, copyleft license for
software and other kinds of works.

  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

  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

  To protect your rights, we need to prevent others from denying you
these rights or asking you to surrender the rights.  Therefore, you have
certain responsibilities if you distribute copies of the software, or if
you modify it: responsibilities to respect the freedom of others.

  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

  Developers that use the GNU GPL protect your rights with two steps:
(1) assert copyright on the software, and (2) offer you this License
giving you legal permission to copy, distribute and/or modify it.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

  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

  The precise terms and conditions for copying, distribution and
modification follow.

                       TERMS AND CONDITIONS

  0. Definitions.

  "This License" refers to version 3 of the GNU General Public License.

  "Copyright" also means copyright-like laws that apply to other kinds of
works, such as semiconductor masks.

  "The Program" refers to any copyrightable work licensed under this
License.  Each licensee is addressed as "you".  "Licensees" and
"recipients" may be individuals or organizations.

  To "modify" a work means to copy from or adapt all or part of the work
in a fashion requiring copyright permission, other than the making of an
exact copy.  The resulting work is called a "modified version" of the
earlier work or a work "based on" the earlier work.

  A "covered work" means either the unmodified Program or a work based
on the Program.

  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

  To "convey" a work means any kind of propagation that enables other
parties to make or receive copies.  Mere interaction with a user through
a computer network, with no transfer of a copy, is not conveying.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1. Source Code.

  The "source code" for a work means the preferred form of the work
for making modifications to it.  "Object code" means any non-source
form of a work.

  A "Standard Interface" means an interface that either is an official
standard defined by a recognized standards body, or, in the case of
interfaces specified for a particular programming language, one that
is widely used among developers working in that language.

  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The Corresponding Source need not include anything that users
can regenerate automatically from other parts of the Corresponding
Source.

  The Corresponding Source for a work in source code form is that
same work.

  2. Basic Permissions.

  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

  Conveying under any other circumstances is permitted solely under
the conditions stated below.  Sublicensing is not allowed; section 10
makes it unnecessary.

  3. Protecting Users' Legal Rights From Anti-Circumvention Law.

  No covered work shall be deemed part of an effective technological
measure under any applicable law fulfilling obligations under article
11 of the WIPO copyright treaty adopted on 20 December 1996, or
similar laws prohibiting or restricting circumvention of such
measures.

  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4. Conveying Verbatim Copies.

  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

  You may charge any price or no price for each copy that you convey,
and you may offer support or warranty protection for a fee.

  5. Conveying Modified Source Versions.

  You may convey a work based on the Program, or the modifications to
produce it from the Program, in the form of source code under the
terms of section 4, provided that you also meet all of these conditions:

    a) The work must carry prominent notices stating that you modified
    it, and giving a relevant date.

    b) The work must carry prominent notices stating that it is
    released under this License and any conditions added under section
    7.  This requirement modifies the requirement in section 4 to
    "keep intact all notices".

    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d) If the work has interactive user interfaces, each must display
    Appropriate Legal Notices; however, if the Program has interactive
    interfaces that do not display Appropriate Legal Notices, your
    work need not make them do so.

  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6. Conveying Non-Source Forms.

  You may convey a covered work in object code form under the terms
of sections 4 and 5, provided that you also convey the
machine-readable Corresponding Source under the terms of this License,
in one of these ways:

    a) Convey the object code in, or embodied in, a physical product
    (including a physical distribution medium), accompanied by the
    Corresponding Source fixed on a durable physical medium
    customarily used for software interchange.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c) Convey individual copies of the object code with a copy of the
    written offer to provide the Corresponding Source.  This
    alternative is allowed only occasionally and noncommercially, and
    only if you received the object code with such an offer, in accord
    with subsection 6b.

    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e) Convey the object code using peer-to-peer transmission, provided
    you inform other peers where the object code and Corresponding
    Source of the work are being offered to the general public at no
    charge under subsection 6d.

  A separable portion of the object code, whose source code is excluded
from the Corresponding Source as a System Library, need not be
included in conveying the object code work.

  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7. Additional Terms.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Notwithstanding any other provision of this License, for material you
add to a covered work, you may (if authorized by the copyright holders of
that material) supplement the terms of this License with terms:

    a) Disclaiming warranty or limiting liability differently from the
    terms of sections 15 and 16 of this License; or

    b) Requiring preservation of specified reasonable legal notices or
    author attributions in that material or in the Appropriate Legal
    Notices displayed by works containing it; or

    c) Prohibiting misrepresentation of the origin of that material, or
    requiring that modified versions of such material be marked in
    reasonable ways as different from the original version; or

    d) Limiting the use for publicity purposes of names of licensors or
    authors of the material; or

    e) Declining to grant rights under trademark law for use of some
    trade names, trademarks, or service marks; or

    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If you add terms to a covered work in accord with this section, you
must place, in the relevant source files, a statement of the
additional terms that apply to those files, or a notice indicating
where to find the applicable terms.

  Additional terms, permissive or non-permissive, may be stated in the
form of a separately written license, or stated as exceptions;
the above requirements apply either way.

  8. Termination.

  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9. Acceptance Not Required for Having Copies.

  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10. Automatic Licensing of Downstream Recipients.

  Each time you convey a covered work, the recipient automatically
receives a license from the original licensors, to run, modify and
propagate that work, subject to this License.  You are not responsible
for enforcing compliance by third parties with this License.

  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11. Patents.

  A "contributor" is a copyright holder who authorizes use under this
License of the Program or a work on which the Program is based.  The
work thus licensed is called the contributor's "contributor version".

  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Each contributor grants you a non-exclusive, worldwide, royalty-free
patent license under the contributor's essential patent claims, to
make, use, sell, offer for sale, import and otherwise run, modify and
propagate the contents of its contributor version.

  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Nothing in this License shall be construed as excluding or limiting
any implied license or other defenses to infringement that may
otherwise be available to you under applicable patent law.

  12. No Surrender of Others' Freedom.

  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

  13. Use with the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14. Revised Versions of this License.

  The Free Software Foundation may publish revised and/or new versions of
the GNU General Public License from time to time.  Such new versions will
be similar in spirit to the present version, but may differ in detail to
address new problems or concerns.

  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

  If the Program specifies that a proxy can decide which future
versions of the GNU General Public License can be used, that proxy's
public statement of acceptance of a version permanently authorizes you
to choose that version for the Program.

  Later license versions may give you additional or different
permissions.  However, no additional obligations are imposed on any
author or copyright holder as a result of your choosing to follow a
later version.

  15. Disclaimer of Warranty.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16. Limitation of Liability.

  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17. Interpretation of Sections 15 and 16.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END OF TERMS AND CONDITIONS

            How to Apply These Terms to Your New Programs

  If you develop a new program, and you want it to be of the greatest
possible use to the public, the best way to achieve this is to make it
free software which everyone can redistribute and change under these terms.

  To do so, attach the following notices to the program.  It is safest
to attach them to the start of each source file to most effectively
state the exclusion of warranty; and each file should have at least
the "copyright" line and a pointer to where the full notice is found.

    <one line to give the program's name and a brief idea of what it does.>
    Copyright (C) <year>  <name of author>

    This program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See the
    GNU General Public License for more details.

    You should have received a copy of the GNU General Public License
    along with this program.  If not, see <https://www.gnu.org/licenses/>.

Also add information on how to contact you by electronic and paper mail.

  If the program does terminal interaction, make it output a short
notice like this when it starts in an interactive mode:

    <program>  Copyright (C) <year>  <name of author>
    This program comes with ABSOLUTELY NO WARRANTY; for details type `show w'.
    This is free software, and you are welcome to redistribute it
    under certain conditions; type `show c' for details.

The hypothetical commands `show w' and `show c' should show the appropriate
parts of the General Public License.  Of course, your program's commands
might be different; for a GUI interface, you would use an "about box".

  You should also get your employer (if you work as a programmer) or school,
if any, to sign a "copyright disclaimer" for the program, if necessary.
For more information on this, and how to apply and follow the GNU GPL, see
<https://www.gnu.org/licenses/>.

  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https://www.gnu.org/licenses/why-not-lgpl.html>.


"CLASSPATH" EXCEPTION TO THE GPL

Certain source files of Py4LO are subject to the following clarification and
special exception to the GPL, but only where the words "THIS FILE IS SUBJECT
TO THE "CLASSPATH" EXCEPTION" is included in the particular source file's
header

    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file>